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row>
            <mrow>
              <munder>
                <mo stretchy="false">∑</mo>
                <mrow>
                  <mrow>
                    <mi>c</mi>
                    <mo stretchy="false">∈</mo>
                    <mi mathvariant="italic">Corners</mi>
                  </mrow>
                </mrow>
              </munder>
              <mrow>
                <mfrac>
                  <mrow>
                    <mi mathvariant="italic">pi</mi>
                  </mrow>
                  <mrow>
                    <mn>4</mn>
                  </mrow>
                </mfrac>
              </mrow>
            </mrow>
            <mo stretchy="false">−</mo>
            <mi>arctan</mi>
          </mrow>
          <mrow>
            <mo stretchy="false">(</mo>
            <mrow>
              <mfrac>
                <mrow>
                  <mrow>
                    <mi mathvariant="italic">pupil.y</mi>
                    <mo stretchy="false">−</mo>
                    <mi mathvariant="italic">c.y</mi>
                  </mrow>
                </mrow>
                <mrow>
                  <mrow>
                    <mi mathvariant="italic">pupil.x</mi>
                    <mo stretchy="false">−</mo>
                    <mi mathvariant="italic">c.x</mi>
                  </mrow>
                </mrow>
              </mfrac>
            </mrow>
            <mo stretchy="false">)</mo>
          </mrow>
        </mrow>
        <mrow>
          <mfenced open="∣" close="∣">
            <mrow>
              <mi mathvariant="italic">Corners</mi>
            </mrow>
          </mfenced>
        </mrow>
      </mfrac>
    </mrow>
    <annotation encoding="StarMath 5.0">{sum from{c in Corners} {{pi} over {4}} - arctan({pupil.y - c.y} over {pupil.x - c.x} ) } over {abs{Corners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2T05:19:12</meta:creation-date>
    <meta:generator>LibreOffice/4.0.4.2$MacOSX_x86 LibreOffice_project/9e9821abd0ffdbc09cd8c52eaa574fa09eb08f2</meta:generator>
  </office:meta>
</office:document-meta>
</file>